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917cm" fo:min-width="4.71cm"/>
    </style:style>
    <style:style style:name="gr5" style:family="graphic" style:parent-style-name="standard">
      <style:graphic-properties draw:textarea-horizontal-align="justify" draw:textarea-vertical-align="middle" draw:auto-grow-height="false" fo:min-height="3.006cm" fo:min-width="4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3.048cm" svg:x="2.905cm" svg:y="8.62cm">
          <text:p text:style-name="P1">Part 1</text:p>
          <text:p text:style-name="P1">IGRA2/ISD</text:p>
          <text:p text:style-name="P1">URL获取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5.588cm" svg:height="3.175cm" svg:x="13.7cm" svg:y="14.208cm">
          <text:p text:style-name="P1">Part 2 </text:p>
          <text:p text:style-name="P1">wget</text:p>
          <text:p text:style-name="P1">文件下载(容错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5.318cm" svg:y1="11.668cm" svg:x2="13.7cm" svg:y2="15.796cm" draw:start-shape="id1" draw:start-glue-point="6" draw:end-shape="id2" draw:end-glue-point="5" svg:d="M5318 11668c0 2752 2794 4128 8382 4128" svg:viewBox="0 0 8383 4129">
          <text:p/>
        </draw:connector>
        <draw:connector draw:style-name="gr3" draw:text-style-name="P2" draw:layer="layout" draw:type="curve" svg:x1="16.494cm" svg:y1="17.383cm" svg:x2="9.128cm" svg:y2="22.399cm" draw:start-shape="id2" draw:start-glue-point="6" draw:end-shape="id3" draw:end-glue-point="1" svg:d="M16494 17383c0 3344-2455 5016-7366 5016" svg:viewBox="0 0 7367 5017">
          <text:p/>
        </draw:connector>
        <draw:custom-shape draw:style-name="gr4" draw:text-style-name="P1" xml:id="id3" draw:id="id3" draw:layer="layout" svg:width="6.477cm" svg:height="3.937cm" svg:x="2.651cm" svg:y="20.431cm">
          <text:p text:style-name="P1">/data/***/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1" xml:id="id4" draw:id="id4" draw:layer="layout" svg:width="4.699cm" svg:height="4.064cm" svg:x="13.446cm" svg:y="2.778cm">
          <text:p text:style-name="P1">站点ID 输入</text:p>
          <text:p text:style-name="P1">（初始化）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2" draw:layer="layout" draw:type="curve" svg:x1="13.446cm" svg:y1="4.81cm" svg:x2="7.731cm" svg:y2="10.144cm" draw:start-shape="id4" draw:start-glue-point="5" draw:end-shape="id1" draw:end-glue-point="7" svg:d="M13446 4810c-4285 0-1428 5334-5715 5334" svg:viewBox="0 0 5716 53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0:45:36.043506179</meta:creation-date>
    <dc:date>2018-01-02T14:58:57.814826331</dc:date>
    <meta:editing-duration>PT11M22S</meta:editing-duration>
    <meta:editing-cycles>9</meta:editing-cycles>
    <meta:generator>LibreOffice/5.4.4.2$Linux_X86_64 LibreOffice_project/40m0$Build-2</meta:generator>
    <meta:document-statistic meta:object-count="7"/>
  </office:meta>
</office:document-meta>
</file>